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4951in" style:rel-column-width="14639*"/>
    </style:style>
    <style:style style:name="Tabela1.B" style:family="table-column">
      <style:table-column-properties style:column-width="5.1979in" style:rel-column-width="50896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fo:break-before="page" table:align="margins"/>
    </style:style>
    <style:style style:name="Tabela2.A" style:family="table-column">
      <style:table-column-properties style:column-width="1.4944in" style:rel-column-width="14632*"/>
    </style:style>
    <style:style style:name="Tabela2.B" style:family="table-column">
      <style:table-column-properties style:column-width="5.1986in" style:rel-column-width="50903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officeooo:rsid="0001baae" officeooo:paragraph-rsid="0004efa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1baae" officeooo:paragraph-rsid="000ea96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1baae" officeooo:paragraph-rsid="00152917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4efa6" officeooo:paragraph-rsid="0004efa6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4efa6" officeooo:paragraph-rsid="0005754e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1baae" officeooo:paragraph-rsid="0004efa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1baae" officeooo:paragraph-rsid="0005754e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05754e" officeooo:paragraph-rsid="00089d15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089d15" officeooo:paragraph-rsid="00089d15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093bda" officeooo:paragraph-rsid="00093bda"/>
    </style:style>
    <style:style style:name="P11" style:family="paragraph" style:parent-style-name="Standard">
      <style:text-properties style:font-name="Times New Roman" fo:font-size="14pt" fo:font-weight="bold" officeooo:rsid="0005754e" officeooo:paragraph-rsid="0005754e" style:font-size-asian="12.25pt" style:font-weight-asian="bold" style:font-name-complex="Times New Roman1" style:font-size-complex="14pt" style:font-weight-complex="bold"/>
    </style:style>
    <style:style style:name="P12" style:family="paragraph" style:parent-style-name="Standard">
      <style:text-properties style:font-name="Times New Roman" fo:font-size="12pt" fo:font-weight="bold" officeooo:rsid="0001baae" officeooo:paragraph-rsid="0005754e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officeooo:rsid="000b1a91" officeooo:paragraph-rsid="000b1a91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0d4a4e" officeooo:paragraph-rsid="000d4a4e"/>
    </style:style>
    <style:style style:name="P15" style:family="paragraph" style:parent-style-name="Standard">
      <style:paragraph-properties fo:line-height="150%" fo:text-align="start" style:justify-single-word="false"/>
      <style:text-properties officeooo:rsid="000d4a4e" officeooo:paragraph-rsid="001345da"/>
    </style:style>
    <style:style style:name="P16" style:family="paragraph" style:parent-style-name="Standard">
      <style:paragraph-properties fo:line-height="150%" fo:text-align="start" style:justify-single-word="false"/>
      <style:text-properties officeooo:rsid="000ea96e" officeooo:paragraph-rsid="001345da"/>
    </style:style>
    <style:style style:name="P17" style:family="paragraph" style:parent-style-name="Standard">
      <style:paragraph-properties fo:line-height="150%" fo:text-align="start" style:justify-single-word="false"/>
      <style:text-properties officeooo:rsid="000ea96e" officeooo:paragraph-rsid="0016bb66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10508c"/>
    </style:style>
    <style:style style:name="P19" style:family="paragraph" style:parent-style-name="Standard">
      <style:paragraph-properties fo:line-height="150%"/>
      <style:text-properties officeooo:paragraph-rsid="0010508c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3705b" officeooo:paragraph-rsid="0005754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3705b" officeooo:paragraph-rsid="0004efa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4efa6" officeooo:paragraph-rsid="0005754e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04efa6" officeooo:paragraph-rsid="0004efa6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0508c" officeooo:paragraph-rsid="0010508c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1345da" officeooo:paragraph-rsid="001345da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152917" officeooo:paragraph-rsid="00152917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52917" officeooo:paragraph-rsid="0016bb66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04efa6" officeooo:paragraph-rsid="0005754e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officeooo:rsid="0004efa6" officeooo:paragraph-rsid="0004efa6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d4a4e" officeooo:paragraph-rsid="0010508c" style:font-size-asian="12pt" style:font-name-complex="Times New Roman1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d4a4e" officeooo:paragraph-rsid="0016bb66" style:font-size-asian="12pt" style:font-name-complex="Times New Roman1" style:font-size-complex="12pt"/>
    </style:style>
    <style:style style:name="P32" style:family="paragraph" style:parent-style-name="Standard">
      <style:paragraph-properties fo:line-height="150%"/>
      <style:text-properties style:font-name="Times New Roman" fo:font-size="12pt" officeooo:paragraph-rsid="0010508c" style:font-size-asian="12pt" style:font-name-complex="Times New Roman1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officeooo:rsid="001345da" officeooo:paragraph-rsid="001345d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3705b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4efa6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5754e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6f2f5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d4a4e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ea96e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6bb66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0508c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6cba4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0d4a4e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font-weight="normal" officeooo:rsid="0001baae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5" style:family="text">
      <style:text-properties officeooo:rsid="00089d1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1baae" style:font-weight-asian="normal" style:font-weight-complex="normal"/>
    </style:style>
    <style:style style:name="T18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19" style:family="text">
      <style:text-properties style:text-position="sub 58%" style:font-name="Times New Roman" fo:font-size="12pt" officeooo:rsid="000d4a4e" style:font-size-asian="12pt" style:font-name-complex="Times New Roman1" style:font-size-complex="12pt"/>
    </style:style>
    <style:style style:name="T20" style:family="text">
      <style:text-properties style:text-position="sub 58%" style:font-name="Times New Roman" fo:font-size="12pt" fo:font-weight="bold" officeooo:rsid="000d4a4e" style:font-size-asian="12pt" style:font-weight-asian="bold" style:font-name-complex="Times New Roman1" style:font-size-complex="12pt" style:font-weight-complex="bold"/>
    </style:style>
    <style:style style:name="T21" style:family="text">
      <style:text-properties officeooo:rsid="0010508c"/>
    </style:style>
    <style:style style:name="T22" style:family="text">
      <style:text-properties officeooo:rsid="001345da"/>
    </style:style>
    <style:style style:name="T23" style:family="text">
      <style:text-properties officeooo:rsid="00152917"/>
    </style:style>
    <style:style style:name="T24" style:family="text">
      <style:text-properties style:text-position="0% 100%" style:font-name="Times New Roman" fo:font-size="12pt" fo:font-weight="bold" officeooo:rsid="000d4a4e" style:font-size-asian="12pt" style:font-weight-asian="bold" style:font-name-complex="Times New Roman1" style:font-size-complex="12pt" style:font-weight-complex="bold"/>
    </style:style>
    <style:style style:name="T25" style:family="text">
      <style:text-properties officeooo:rsid="0016cba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Wybrane przypadki użycia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Nazwa</text:p>
          </table:table-cell>
          <table:table-cell table:style-name="Tabela1.B1" office:value-type="string">
            <text:p text:style-name="P6">Uzupełnianie rejestru</text:p>
          </table:table-cell>
        </table:table-row>
        <table:table-row>
          <table:table-cell table:style-name="Tabela1.A2" office:value-type="string">
            <text:p text:style-name="P21">Opis</text:p>
          </table:table-cell>
          <table:table-cell table:style-name="Tabela1.B2" office:value-type="string">
            <text:p text:style-name="P1"><text:span text:style-name="T2">F</text:span><text:span text:style-name="T1">unkcjonalnoś</text:span><text:span text:style-name="T2">ć</text:span><text:span text:style-name="T1"> pozwalając</text:span><text:span text:style-name="T2">a na </text:span><text:span text:style-name="T1">prowadz</text:span><text:span text:style-name="T2">enie </text:span><text:span text:style-name="T1">rejestr</text:span><text:span text:style-name="T3">u (</text:span><text:span text:style-name="T1">już dziś obligatoryjne </text:span><text:span text:style-name="T3">przy certyfikatach</text:span><text:span text:style-name="T1">, niezbędne dla właściwego zarządzania oraz kontroli zewnętrzn</text:span><text:span text:style-name="T10">ych</text:span><text:span text:style-name="T1"> procesów produkcji</text:span><text:span text:style-name="T3">)</text:span><text:span text:style-name="T1">.</text:span></text:p>
          </table:table-cell>
        </table:table-row>
        <table:table-row>
          <table:table-cell table:style-name="Tabela1.A2" office:value-type="string">
            <text:p text:style-name="P23">Warunek początkowy</text:p>
          </table:table-cell>
          <table:table-cell table:style-name="Tabela1.B2" office:value-type="string">
            <text:p text:style-name="P4">Zalogowany użytkownik (producent). </text:p>
          </table:table-cell>
        </table:table-row>
        <table:table-row>
          <table:table-cell table:style-name="Tabela1.A2" office:value-type="string">
            <text:p text:style-name="P23">Główny przebieg</text:p>
            <text:p text:style-name="P23">zdarzeń</text:p>
          </table:table-cell>
          <table:table-cell table:style-name="Tabela1.B2" office:value-type="string">
            <text:p text:style-name="P8"><text:span text:style-name="T15">1) </text:span>Użytkownik <text:span text:style-name="T15">uruchamia przypadek użycia. System uruchamia formularz do uzupełnienia.</text:span></text:p>
            <text:p text:style-name="P9">2) Użytkownik uzupełnia formularz. System sprawdza poprawność uzupełnionego formularza.</text:p>
            <text:p text:style-name="P10">3) <text:span text:style-name="T15">O ile </text:span>dane są poprawne s<text:span text:style-name="T15">ystem zapisuje </text:span>je.</text:p>
          </table:table-cell>
        </table:table-row>
        <table:table-row>
          <table:table-cell table:style-name="Tabela1.A2" office:value-type="string">
            <text:p text:style-name="P23">Alternatywny</text:p>
            <text:p text:style-name="P23">przepływ zdarzeń</text:p>
          </table:table-cell>
          <table:table-cell table:style-name="Tabela1.B2" office:value-type="string">
            <text:p text:style-name="P10">3a) Jeżeli dane są nie poprawne, system wskazuje błędy, i pro<text:span text:style-name="T25">si</text:span> o ponowne uzupełnienie (wraca do pt. 2). </text:p>
          </table:table-cell>
        </table:table-row>
        <table:table-row>
          <table:table-cell table:style-name="Tabela1.A2" office:value-type="string">
            <text:p text:style-name="P23">Warunek końcowy</text:p>
          </table:table-cell>
          <table:table-cell table:style-name="Tabela1.B2" office:value-type="string">
            <text:p text:style-name="P10">Zapisanie danych.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8">Nazwa</text:p>
          </table:table-cell>
          <table:table-cell table:style-name="Tabela2.B1" office:value-type="string">
            <text:p text:style-name="P7">Konfiguracja przejrzystoś<text:span text:style-name="T25">ci</text:span> (Zwiększenie Gfp)</text:p>
          </table:table-cell>
        </table:table-row>
        <table:table-row>
          <table:table-cell table:style-name="Tabela2.A2" office:value-type="string">
            <text:p text:style-name="P20">Opis</text:p>
          </table:table-cell>
          <table:table-cell table:style-name="Tabela2.B2" office:value-type="string">
            <text:p text:style-name="P2"><text:span text:style-name="T2">F</text:span><text:span text:style-name="T1">unkcjonalnoś</text:span><text:span text:style-name="T2">ć </text:span><text:span text:style-name="T1">pozwalając</text:span><text:span text:style-name="T2">a na </text:span><text:span text:style-name="T4">kontrolę przejrzystoś</text:span><text:span text:style-name="T10">ci</text:span><text:span text:style-name="T4">, tzn. </text:span><text:span text:style-name="T5">można włączać i wyłączać jawność danych. </text:span><text:span text:style-name="T6">Większa przejrzystość </text:span><text:span text:style-name="T7">zwiększa punkty Gfp.</text:span></text:p>
          </table:table-cell>
        </table:table-row>
        <table:table-row>
          <table:table-cell table:style-name="Tabela2.A2" office:value-type="string">
            <text:p text:style-name="P24">Algorytm Gfp</text:p>
            <text:p text:style-name="P24"/>
          </table:table-cell>
          <table:table-cell table:style-name="Tabela2.B2" office:value-type="string">
            <text:p text:style-name="P30">Algorytm oceny jakości i transparentności producenta i jego łańcucha dostaw opiera się na następującym wzorze:</text:p>
            <text:p text:style-name="P19"><text:span text:style-name="T1"><draw:frame draw:style-name="fr1" draw:name="1" text:anchor-type="as-char" svg:width="2.511in" svg:height="1.189in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"><text:s/>, </text:span><text:span text:style-name="T14">l&gt;0</text:span></text:p>
            <text:p text:style-name="P32">oraz</text:p>
            <text:p text:style-name="P19"><text:span text:style-name="T1"><draw:frame draw:style-name="fr1" draw:name="Obiekt1" text:anchor-type="as-char" svg:width="1.2693in" svg:height="0.6957in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"><text:s/>, </text:span><text:span text:style-name="T14">l=0</text:span></text:p>
            <text:p text:style-name="P18"><text:span text:style-name="T1">gdzie:<text:line-break/>Gfp - współczynnik Good Food Print przyjmujący wartości od ustalonej wartości minimalnej (większej od zera) do jeden. Współczynnik określa jakość i transparentność produkcji konkretnego produktu ekologicznego u konkretnego producenta,</text:span></text:p>
            <text:p text:style-name="P19"><text:span text:style-name="T1">V</text:span><text:span text:style-name="T18">i</text:span><text:span text:style-name="T1"> – wartość pomiaru itej cechy współczynnika Gfp produktu producenta,</text:span></text:p>
            <text:p text:style-name="P19"><text:span text:style-name="T1">Vb</text:span><text:span text:style-name="T18">i</text:span><text:span text:style-name="T1"> – wartość bazowa (maksymalna) itej cechy współczynnika Gfp,</text:span></text:p>
            <text:p text:style-name="P19"><text:span text:style-name="T1">a</text:span><text:span text:style-name="T18">i</text:span><text:span text:style-name="T1"> – waga itej cechy w przedziale 0 -1,</text:span></text:p>
            <text:p text:style-name="P32">K – ilość cech współczynnika Gfp,</text:p>
            <text:p text:style-name="P19"><text:span text:style-name="T1">Gfp(d)</text:span><text:span text:style-name="T18">i</text:span><text:span text:style-name="T1"> – wartość itego współczynnika Gfp poddostawcy procesu produkcyjnego,</text:span></text:p>
            <text:p text:style-name="P32">L – ilość dostawców,</text:p>
            <text:p text:style-name="P30">Z – współczynnik „tłumienia”.</text:p>
            <text:p text:style-name="P30"/>
            <text:p text:style-name="P3"><text:span text:style-name="T6">Przedstawiony model opiera się również na zmierzonych przez system informatyczny na podstawie gromadzonych danych wartościach cech V</text:span><text:span text:style-name="T19">i</text:span><text:span text:style-name="T6"> ze zbioru ustanowionego dla danego typu uprawy, lub hodowli umownie zwanych dalej produktem. Postuluje się wprowadzenie wartości dla poszczególnych cech, które sumują się do stu. </text:span></text:p>
            <text:p text:style-name="P30"/>
            <text:p text:style-name="P31"/>
            <text:p text:style-name="P31"/>
            <text:p text:style-name="P27"><text:soft-page-break/><text:span text:style-name="T12">V</text:span><text:span text:style-name="T20">i</text:span><text:span text:style-name="T24"> </text:span><text:span text:style-name="T11">Poziom 1</text:span><text:span text:style-name="T1"> (10 punktów): </text:span><text:span text:style-name="T8">nagroda za rejestrację, wymagane podanie <text:s/></text:span><text:span text:style-name="T1">certyfikatu.</text:span></text:p>
            <text:p text:style-name="P26"><text:span text:style-name="T12">V</text:span><text:span text:style-name="T20">i</text:span><text:span text:style-name="T24"> </text:span><text:span text:style-name="T11">Poziom 2</text:span><text:span text:style-name="T1"> (30 punktów): upublicznione rejestry.</text:span></text:p>
            <text:p text:style-name="P26"><text:span text:style-name="T12">V</text:span><text:span text:style-name="T20">i</text:span><text:span text:style-name="T24"> </text:span><text:span text:style-name="T11">Poziom 3</text:span><text:span text:style-name="T1"> (60 punktów): upublicznione dodatkowe informacje.</text:span></text:p>
            <text:p text:style-name="P17"><text:span text:style-name="T9">Zależne od rodzaju produkcji danego użytkownika, np. </text:span><text:span text:style-name="T13">rodzaju zastosowanego nawozu kupnego, potwierdzenie przez system, że wszystkie czynności nawożenia są wykonane z zastosowaniem dozwolonych środków dla rolnictwa ekologicznego</text:span></text:p>
          </table:table-cell>
        </table:table-row>
        <table:table-row>
          <table:table-cell table:style-name="Tabela2.A2" office:value-type="string">
            <text:p text:style-name="P22">Warunek początkowy</text:p>
          </table:table-cell>
          <table:table-cell table:style-name="Tabela2.B2" office:value-type="string">
            <text:p text:style-name="P5">Zalogowany użytkownik (producent) <text:span text:style-name="T22">w panelu opcji</text:span>. </text:p>
          </table:table-cell>
        </table:table-row>
        <table:table-row>
          <table:table-cell table:style-name="Tabela2.A2" office:value-type="string">
            <text:p text:style-name="P22">Główny przebieg</text:p>
            <text:p text:style-name="P22">zdarzeń</text:p>
          </table:table-cell>
          <table:table-cell table:style-name="Tabela2.B2" office:value-type="string">
            <text:p text:style-name="P13"><text:span text:style-name="T22">1</text:span>) Użytkownik wybiera opcję konfiguracji przejrzystoś<text:span text:style-name="T25">ci</text:span>. System uruchamia kreator.</text:p>
            <text:p text:style-name="P15"><text:span text:style-name="T22">2</text:span>) Jeżeli użytkownik prowadzi już rejestr w obrębie systemu, system pro<text:span text:style-name="T25">si go</text:span> o możliwość publikacji.</text:p>
            <text:p text:style-name="P15"><text:span text:style-name="T22">3) </text:span>Użytkownik wyraża zgodę (<text:span text:style-name="T13">Drugi poziom</text:span><text:span text:style-name="T16">)</text:span>. <text:span text:style-name="T22">System upublicznia dane.</text:span></text:p>
            <text:p text:style-name="P16"><text:span text:style-name="T22">4</text:span>) <text:span text:style-name="T21">System prosi o możliwość publikacji innych dodatkowych informacji (Trzeci poziom).</text:span></text:p>
            <text:p text:style-name="P33">5) Użytkownik wyraża zgodę. System upublicznia dane.</text:p>
          </table:table-cell>
        </table:table-row>
        <table:table-row>
          <table:table-cell table:style-name="Tabela2.A2" office:value-type="string">
            <text:p text:style-name="P22">Alternatywny</text:p>
            <text:p text:style-name="P22">przepływ zdarzeń</text:p>
          </table:table-cell>
          <table:table-cell table:style-name="Tabela2.B2" office:value-type="string">
            <text:p text:style-name="P14"><text:span text:style-name="T23">2</text:span>a) Jeżeli użytkownik nie prowadzi rejestru, <text:span text:style-name="T25">s</text:span>ystem uruchamia przypadek „<text:span text:style-name="T17">Uzupełnianie rejestru</text:span>”.</text:p>
            <text:p text:style-name="P25"><text:span text:style-name="T23">3</text:span>a) Użytkownik nie wyraża zgody, system kończy kreator.</text:p>
            <text:p text:style-name="P25"><text:span text:style-name="T23">5</text:span>a) Użytkownik nie wyraża zgody, system kończy kreator.</text:p>
          </table:table-cell>
        </table:table-row>
        <table:table-row>
          <table:table-cell table:style-name="Tabela2.A2" office:value-type="string">
            <text:p text:style-name="P22">Warunek końcowy</text:p>
          </table:table-cell>
          <table:table-cell table:style-name="Tabela2.B2" office:value-type="string">
            <text:p text:style-name="P25">Zamknięcie kreatora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45:20.633000000</meta:creation-date>
    <meta:editing-duration>PT5M28S</meta:editing-duration>
    <meta:editing-cycles>3</meta:editing-cycles>
    <meta:generator>LibreOffice/5.4.6.2$Linux_X86_64 LibreOffice_project/40m0$Build-2</meta:generator>
    <dc:date>2018-06-05T21:43:11.897728936</dc:date>
    <meta:document-statistic meta:table-count="2" meta:image-count="0" meta:object-count="2" meta:page-count="3" meta:paragraph-count="55" meta:word-count="397" meta:character-count="3071" meta:non-whitespace-character-count="2715"/>
  </office:meta>
</office:document-meta>
</file>

<file path=Object 1/content.xml><?xml version="1.0" encoding="utf-8"?>
<math xmlns="http://www.w3.org/1998/Math/MathML" display="block">
  <semantics>
    <mrow>
      <mi mathvariant="italic">Gfp</mi>
      <mo stretchy="false">=</mo>
      <mfrac>
        <mrow>
          <mfrac>
            <mrow>
              <mn>99</mn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k</mi>
                </munderover>
                <mrow>
                  <mrow>
                    <mo fence="true" stretchy="true">(</mo>
                    <mrow>
                      <mrow>
                        <mi mathvariant="italic">ai</mi>
                        <mfrac>
                          <msub>
                            <mi>V</mi>
                            <mi>i</mi>
                          </msub>
                          <msub>
                            <mi mathvariant="italic">Vb</mi>
                            <mi>i</mi>
                          </msub>
                        </mfrac>
                      </mrow>
                    </mrow>
                    <mo fence="true" stretchy="true">)</mo>
                  </mrow>
                  <mo stretchy="false">+</mo>
                  <mi>k</mi>
                </mrow>
              </mrow>
            </mrow>
            <mrow>
              <mn>100</mn>
              <mi>k</mi>
            </mrow>
          </mfrac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b>
              <mrow>
                <mi mathvariant="italic">Gfp</mi>
                <mrow>
                  <mo fence="true" stretchy="true">(</mo>
                  <mrow>
                    <mi>d</mi>
                  </mrow>
                  <mo fence="true" stretchy="true">)</mo>
                </mrow>
              </mrow>
              <mi>i</mi>
            </msub>
          </mrow>
        </mrow>
        <mrow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b>
              <mrow>
                <mi mathvariant="italic">Gfp</mi>
                <mrow>
                  <mo fence="true" stretchy="true">(</mo>
                  <mrow>
                    <mi>d</mi>
                  </mrow>
                  <mo fence="true" stretchy="true">)</mo>
                </mrow>
              </mrow>
              <mi>i</mi>
            </msub>
          </mrow>
          <mo stretchy="false">+</mo>
          <mrow>
            <mi>Z</mi>
            <mo stretchy="false">∗</mo>
            <msup>
              <mi>l</mi>
              <mn>2</mn>
            </msup>
          </mrow>
        </mrow>
      </mfrac>
    </mrow>
    <annotation encoding="StarMath 5.0">Gfp= {99 sum from {i=1} to {k} {left (ai {{V} rsub {i}} over {{Vb} rsub {i}} right ) +k}} over {100k} * {sum from {i=1} to {l} {{Gfp left (d right )} rsub {i}}} over {sum from {i=1} to {l} {{Gfp left (d right )} rsub {i}} +Z* {l} ^ {2}}</annotation>
  </semantics>
</math>
</file>

<file path=Object 2/content.xml><?xml version="1.0" encoding="utf-8"?>
<math xmlns="http://www.w3.org/1998/Math/MathML" display="block">
  <semantics>
    <mrow>
      <mi mathvariant="italic">Gfp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(</mo>
            <mrow>
              <mrow>
                <mi mathvariant="italic">ai</mi>
                <mfrac>
                  <msub>
                    <mi>V</mi>
                    <mi>i</mi>
                  </msub>
                  <msub>
                    <mi mathvariant="italic">Vb</mi>
                    <mi>i</mi>
                  </msub>
                </mfrac>
              </mrow>
            </mrow>
            <mo fence="true" stretchy="true">)</mo>
          </mrow>
        </mrow>
        <mi>k</mi>
      </mfrac>
    </mrow>
    <annotation encoding="StarMath 5.0">Gfp= {sum from {i=1} to {k} {left (ai {{V} rsub {i}} over {{Vb} rsub {i}} right )}} over {k}</annotation>
  </semantics>
</math>
</file>